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.Value( Locator locator ,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.Value( Locator locator , Node value , Date useBy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tor.Locator( String varId , QName pid ,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Locator( String varId , QName pid , Long iid , Node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